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cer Note Paragraph</text:h>
      <text:p text:style-name="Text_20_body">A line</text:p>
      <text:p text:style-name="_5b_DAISY_5d__20_Prodnote">The question below refers to a picture showing three glasses. </text:p>
      <text:p text:style-name="_5b_DAISY_5d__20_Prodnote">The first glass is 1/4 full, the second glass is 1/2 full and the third is 3/4 full.</text:p>
      <text:p text:style-name="Standard">Last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Prodnote" style:display-name="[DAISY] Prodnote" style:family="paragraph" style:parent-style-name="Text_20_body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7:00:52</meta:creation-date>
    <meta:document-statistic meta:table-count="0" meta:image-count="0" meta:object-count="0" meta:page-count="1" meta:paragraph-count="5" meta:word-count="35" meta:character-count="184"/>
    <dc:date>2009-06-24T17:26:49</dc:date>
    <dc:creator>Vincent Spiewak</dc:creator>
    <meta:editing-duration>PT00H00M41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